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844cm" fo:break-before="auto" style:use-optimal-row-height="true"/>
    </style:style>
    <style:style style:name="ro3" style:family="table-row">
      <style:table-row-properties style:row-height="4.263cm" fo:break-before="auto" style:use-optimal-row-height="true"/>
    </style:style>
    <style:style style:name="ro4" style:family="table-row">
      <style:table-row-properties style:row-height="4.685cm" fo:break-before="auto" style:use-optimal-row-height="true"/>
    </style:style>
    <style:style style:name="ro5" style:family="table-row">
      <style:table-row-properties style:row-height="5.95cm" fo:break-before="auto" style:use-optimal-row-height="true"/>
    </style:style>
    <style:style style:name="ro6" style:family="table-row">
      <style:table-row-properties style:row-height="5.10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Risk</text:p>
          </table:table-cell>
          <table:table-cell table:style-name="ce1" office:value-type="string">
            <text:p>Risk Statement</text:p>
          </table:table-cell>
          <table:table-cell table:style-name="ce1" office:value-type="string">
            <text:p>Resolution</text:p>
          </table:table-cell>
          <table:table-cell table:style-name="ce1" office:value-type="string">
            <text:p>Objectives</text:p>
          </table:table-cell>
          <table:table-cell table:style-name="ce1" office:value-type="string">
            <text:p>Risk Likelihood</text:p>
          </table:table-cell>
          <table:table-cell table:style-name="ce1" office:value-type="string">
            <text:p>Risk Impact</text:p>
          </table:table-cell>
          <table:table-cell table:style-name="ce1" office:value-type="string">
            <text:p>Severity</text:p>
          </table:table-cell>
        </table:table-row>
        <table:table-row table:style-name="ro2">
          <table:table-cell office:value-type="string">
            <text:p>Eye Strain</text:p>
          </table:table-cell>
          <table:table-cell office:value-type="string">
            <text:p>There is potential for eye strain to while working on computers for long periods of time.</text:p>
          </table:table-cell>
          <table:table-cell office:value-type="string">
            <text:p>Ensure adequate breaks are in place to give the eyes a rest.</text:p>
          </table:table-cell>
          <table:table-cell office:value-type="string">
            <text:p>To keep the eyes healthy so that the work standard is not lowered due to poor health/ focus.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4" office:value-type="float" office:value="15">
            <text:p>15</text:p>
          </table:table-cell>
        </table:table-row>
        <table:table-row table:style-name="ro3">
          <table:table-cell office:value-type="string">
            <text:p>Wrist Strain</text:p>
          </table:table-cell>
          <table:table-cell office:value-type="string">
            <text:p>There is potential for wrist strain when working on a keyboard for prolongued periods of time.</text:p>
          </table:table-cell>
          <table:table-cell office:value-type="string">
            <text:p>Ensure adequate breaks are in place to give the wrists a rest. Include various wrist stretches throughout the day.</text:p>
          </table:table-cell>
          <table:table-cell office:value-type="string">
            <text:p>To keep the wrists functional and healthy so that the work standard is not lowered due to poor health.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" office:value-type="float" office:value="15">
            <text:p>15</text:p>
          </table:table-cell>
        </table:table-row>
        <table:table-row table:style-name="ro2">
          <table:table-cell office:value-type="string">
            <text:p>Data Loss</text:p>
          </table:table-cell>
          <table:table-cell office:value-type="string">
            <text:p>There is a risk concerning work being lost/deleted by fault.</text:p>
          </table:table-cell>
          <table:table-cell office:value-type="string">
            <text:p>Save files regularly and push to GitHub frequently.</text:p>
          </table:table-cell>
          <table:table-cell office:value-type="string">
            <text:p>To ensure all precautions are taken to minimise data loss and maximise data recovery.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office:value-type="float" office:value="10">
            <text:p>10</text:p>
          </table:table-cell>
        </table:table-row>
        <table:table-row table:style-name="ro4">
          <table:table-cell office:value-type="string">
            <text:p>Slower upload speeds</text:p>
          </table:table-cell>
          <table:table-cell office:value-type="string">
            <text:p>There may be a potential for slower upload speeds due to the service provider or routine software updates.</text:p>
          </table:table-cell>
          <table:table-cell office:value-type="string">
            <text:p>Ensure the laptop is updated out of project hours and taks are completed with time to spare.</text:p>
          </table:table-cell>
          <table:table-cell office:value-type="string">
            <text:p>To minimise any potential delays that would effect the overall project completion date.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5">
          <table:table-cell office:value-type="string">
            <text:p>Distraction</text:p>
          </table:table-cell>
          <table:table-cell office:value-type="string">
            <text:p>Working from home can result in greater distractions from family and general daily life.</text:p>
          </table:table-cell>
          <table:table-cell office:value-type="string">
            <text:p>Ensure that the project is done in a distraction free room and that every task has enough time allocated for completion, even if distractions occur.</text:p>
          </table:table-cell>
          <table:table-cell office:value-type="string">
            <text:p>To prevent the overall project completion date from being effected negatively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4" office:value-type="float" office:value="15">
            <text:p>15</text:p>
          </table:table-cell>
        </table:table-row>
        <table:table-row table:style-name="ro6">
          <table:table-cell office:value-type="string">
            <text:p>Errors in the code</text:p>
          </table:table-cell>
          <table:table-cell office:value-type="string">
            <text:p>There is a risk of numerous errors occuring within the code.</text:p>
          </table:table-cell>
          <table:table-cell office:value-type="string">
            <text:p>Ensure enough time is allocated to the coding part of the project. Also ensure numerous tests are done on each part of the code.</text:p>
          </table:table-cell>
          <table:table-cell office:value-type="string">
            <text:p>To prevent the overall project from not running as it is intened to do.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20">
            <text:p>20</text:p>
          </table:table-cell>
        </table:table-row>
        <table:table-row table:style-name="ro7">
          <table:table-cell office:value-type="string">
            <text:p>Not fully </text:p>
            <text:p>understanding </text:p>
            <text:p>the customers </text:p>
            <text:p>requirements</text:p>
          </table:table-cell>
          <table:table-cell office:value-type="string">
            <text:p>There is a risk that the customer's needs may not be fully understood.</text:p>
          </table:table-cell>
          <table:table-cell office:value-type="string">
            <text:p>Follow Agile principals and focus on creating an app that is customer orientated.</text:p>
          </table:table-cell>
          <table:table-cell office:value-type="string">
            <text:p>To ensure the completed project fits the minimal requirements at the very least.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table:number-columns-repeated="6"/>
          <table:table-cell table:style-name="ce7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Risk Matrix (severity X likelihood)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Risk Severity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isk Likelihood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3" office:value-type="string">
            <text:p>Low 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string">
            <text:p>Medium 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14/03/2022</text:date>, <text:time>12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10S</meta:editing-duration>
    <meta:editing-cycles>4</meta:editing-cycles>
    <meta:generator>OpenOffice/4.1.11$Win32 OpenOffice.org_project/4111m1$Build-9808</meta:generator>
    <dc:date>2022-03-14T12:11:14.60</dc:date>
    <dc:creator>Adam Gent</dc:creator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